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heet4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7.362cm"/>
    </style:style>
    <style:style style:name="co63" style:family="table-column">
      <style:table-column-properties fo:break-before="auto" style:column-width="4.357cm"/>
    </style:style>
    <style:style style:name="co64" style:family="table-column">
      <style:table-column-properties fo:break-before="auto" style:column-width="1.7cm"/>
    </style:style>
    <style:style style:name="co65" style:family="table-column">
      <style:table-column-properties fo:break-before="auto" style:column-width="4.764cm"/>
    </style:style>
    <style:style style:name="co66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4.665cm"/>
    </style:style>
    <style:style style:name="co68" style:family="table-column">
      <style:table-column-properties fo:break-before="auto" style:column-width="2.953cm"/>
    </style:style>
    <style:style style:name="co69" style:family="table-column">
      <style:table-column-properties fo:break-before="auto" style:column-width="4.149cm"/>
    </style:style>
    <style:style style:name="co70" style:family="table-column">
      <style:table-column-properties fo:break-before="auto" style:column-width="5.069cm"/>
    </style:style>
    <style:style style:name="co71" style:family="table-column">
      <style:table-column-properties fo:break-before="auto" style:column-width="4.967cm"/>
    </style:style>
    <style:style style:name="co72" style:family="table-column">
      <style:table-column-properties fo:break-before="auto" style:column-width="4.815cm"/>
    </style:style>
    <style:style style:name="co73" style:family="table-column">
      <style:table-column-properties fo:break-before="auto" style:column-width="3.9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1"/>
        </table:table-row>
        <table:table-row table:style-name="ro1">
          <table:table-cell table:style-name="ce3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table:style-name="ce2" office:value-type="string" calcext:value-type="string">
            <text:p>Pedro Passos Coel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table:style-name="ce2"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table:style-name="ce2"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table:style-name="ce2" office:value-type="string" calcext:value-type="string">
            <text:p>Vila Nova de Gai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table:style-name="ce2"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table:style-name="ce2"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table:style-name="ce2"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table:style-name="ce2"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table:style-name="ce2" office:value-type="string" calcext:value-type="string">
            <text:p>Maria Luís Albuquerque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table:style-name="ce2"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table:style-name="ce2"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table:style-name="ce2"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table:style-name="ce2"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table:style-name="ce2"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table:style-name="ce2"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table:style-name="ce2" office:value-type="string" calcext:value-type="string">
            <text:p>Tondel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table:style-name="ce2"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table:style-name="ce2"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table:style-name="ce2"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table:style-name="ce2"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table:style-name="ce2"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table:style-name="ce2" office:value-type="string" calcext:value-type="string">
            <text:p>São João da Madeir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table:style-name="ce2"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style-name="ce2"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table:style-name="ce2"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table:style-name="ce2"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table:style-name="ce2" office:value-type="string" calcext:value-type="string">
            <text:p>João Calvão da Silva</text:p>
          </table:table-cell>
          <table:table-cell table:style-name="ce2"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table:style-name="ce2"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table:style-name="ce2"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table:style-name="ce2"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table:style-name="ce2"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table:style-name="ce2"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table:style-name="ce2"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table:style-name="ce2"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table:style-name="ce2"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table:style-name="ce2" office:value-type="string" calcext:value-type="string">
            <text:p>Fernando Negrão</text:p>
          </table:table-cell>
          <table:table-cell table:style-name="ce2"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table:style-name="ce2"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table:style-name="ce2" office:value-type="string" calcext:value-type="string">
            <text:p>Vila Nova de Famalicã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table:style-name="ce2"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table:style-name="ce2"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table:style-name="ce2"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table:style-name="ce2" office:value-type="string" calcext:value-type="string">
            <text:p>Carlos Costa Neves</text:p>
          </table:table-cell>
          <table:table-cell table:style-name="ce2"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style-name="ce2" office:value-type="string" calcext:value-type="string">
            <text:p>xxx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table:style-name="ce2"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table:style-name="ce2"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table:style-name="ce2"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table:style-name="ce2"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table:style-name="ce2"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table:style-name="ce2"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table:style-name="ce2" office:value-type="string" calcext:value-type="string">
            <text:p>Luís Marques Gued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table:style-name="ce2"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table:style-name="ce2" office:value-type="string" calcext:value-type="string">
            <text:p>Castelo Branc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table:style-name="ce2"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table:style-name="ce2"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table:style-name="ce2"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table:style-name="ce2"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table:style-name="ce2"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table:style-name="ce2" office:value-type="string" calcext:value-type="string">
            <text:p>Miguel Morais Leitã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table:style-name="ce2" office:value-type="string" calcext:value-type="string">
            <text:p>Ílhav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table:style-name="ce2"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table:style-name="ce2"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table:style-name="ce2"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table:style-name="ce2"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table:style-name="ce2"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table:style-name="ce2"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table:style-name="ce2" office:value-type="string" calcext:value-type="string">
            <text:p>Assunção Crista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table:style-name="ce2"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table:style-name="ce2" office:value-type="string" calcext:value-type="string">
            <text:p>Bissau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style-name="ce2"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table:style-name="ce2"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table:style-name="ce2"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table:style-name="ce2"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table:style-name="ce2"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table:style-name="ce2" office:value-type="string" calcext:value-type="string">
            <text:p>Jorge Moreira da Silva</text:p>
          </table:table-cell>
          <table:table-cell table:style-name="ce2"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style-name="ce2"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table:style-name="ce2"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table:style-name="ce2"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table:style-name="ce2"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table:style-name="ce2"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table:style-name="ce2"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table:style-name="ce2" office:value-type="string" calcext:value-type="string">
            <text:p>Fernando Leal da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table:style-name="ce2"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table:style-name="ce2"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table:style-name="ce2"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table:style-name="ce2" office:value-type="string" calcext:value-type="string">
            <text:p>Margarida Man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table:style-name="ce2"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table:style-name="ce2"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table:style-name="ce2"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table:style-name="ce2"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table:style-name="ce2"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table:style-name="ce2"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table:style-name="ce2"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table:style-name="ce2" office:value-type="string" calcext:value-type="string">
            <text:p>Pedro Mota Soar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table:style-name="ce2"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table:style-name="ce2"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table:style-name="ce2" office:value-type="string" calcext:value-type="string">
            <text:p>Bej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table:style-name="ce2" office:value-type="string" calcext:value-type="string">
            <text:p>Chamusca</text:p>
          </table:table-cell>
          <table:table-cell table:number-columns-repeated="3"/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table:style-name="ce2"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table:style-name="ce2"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table:style-name="ce2" office:value-type="string" calcext:value-type="string">
            <text:p>Rui Medeiro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table:style-name="ce2" office:value-type="string" calcext:value-type="string">
            <text:p>Marinha Grande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table:style-name="ce2"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table:style-name="ce2"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table:style-name="ce2"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/>
          <table:table-cell table:style-name="ce2"/>
          <table:table-cell office:value-type="string" calcext:value-type="string">
            <text:p>Ministra da Cultura, Igualdade e Cidadania</text:p>
          </table:table-cell>
          <table:table-cell table:style-name="ce2" office:value-type="string" calcext:value-type="string">
            <text:p>Teresa Morai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table:style-name="ce2" office:value-type="string" calcext:value-type="string">
            <text:p>Vila Verde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table:number-columns-repeated="16"/>
          <table:table-cell office:value-type="string" calcext:value-type="string">
            <text:p>João Vaz Serra de Moura</text:p>
          </table:table-cell>
          <table:table-cell table:style-name="ce2"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style-name="ce2"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table:style-name="ce2"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style-name="ce2"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table:style-name="ce2"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table:style-name="ce2"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table:style-name="ce2" office:value-type="string" calcext:value-type="string">
            <text:p>Penedon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table:number-columns-repeated="15"/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table:style-name="ce2"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table:style-name="ce2"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table:style-name="ce2"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table:style-name="ce2" office:value-type="string" calcext:value-type="string">
            <text:p>Caminh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8"/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table:style-name="ce2"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table:style-name="ce2"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table:style-name="ce2"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table:style-name="ce2"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table:style-name="ce2"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table:style-name="ce2"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style-name="ce2" office:value-type="string" calcext:value-type="string">
            <text:p>Angol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table:style-name="ce2"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table:style-name="ce2"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table:style-name="ce2"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table:style-name="ce2"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table:style-name="ce2" office:value-type="string" calcext:value-type="string">
            <text:p>Abrantes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2"/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table:style-name="ce2"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table:style-name="ce2"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style-name="ce2" office:value-type="string" calcext:value-type="string">
            <text:p>G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21"/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table:style-name="ce2"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José de Almeida Serra</text:p>
          </table:table-cell>
          <table:table-cell table:style-name="ce2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table:style-name="ce2" office:value-type="string" calcext:value-type="string">
            <text:p>Lisboa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Francisco Sousa Tavares</text:p>
          </table:table-cell>
          <table:table-cell table:style-name="ce2"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table:style-name="ce2"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31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style-name="ce2"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 table:number-columns-repeated="960"/>
        </table:table-row>
        <table:table-row table:style-name="ro1">
          <table:table-cell table:number-columns-repeated="31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table:style-name="ce2"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table:style-name="ce2"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table:style-name="ce2" office:value-type="string" calcext:value-type="string">
            <text:p>Moçambique</text:p>
          </table:table-cell>
          <table:table-cell table:number-columns-repeated="960"/>
        </table:table-row>
        <table:table-row table:style-name="ro1">
          <table:table-cell table:number-columns-repeated="32"/>
          <table:table-cell office:value-type="string" calcext:value-type="string">
            <text:p>Carlos Borrego</text:p>
          </table:table-cell>
          <table:table-cell table:style-name="ce2" office:value-type="string" calcext:value-type="string">
            <text:p>Angola</text:p>
          </table:table-cell>
          <table:table-cell table:number-columns-repeated="3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style-name="ce2" office:value-type="string" calcext:value-type="string">
            <text:p>Coimbra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Sasportes</text:p>
          </table:table-cell>
          <table:table-cell table:style-name="ce2"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table:style-name="ce2" office:value-type="string" calcext:value-type="string">
            <text:p>Guimarães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table:style-name="ce2" office:value-type="string" calcext:value-type="string">
            <text:p>Sabros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table:style-name="ce2"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ntónio José Seguro</text:p>
          </table:table-cell>
          <table:table-cell table:style-name="ce2" office:value-type="string" calcext:value-type="string">
            <text:p>Penamacor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table:style-name="ce2"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Lello</text:p>
          </table:table-cell>
          <table:table-cell table:style-name="ce2" office:value-type="string" calcext:value-type="string">
            <text:p>Porto</text:p>
          </table:table-cell>
          <table:table-cell table:number-columns-repeated="98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do" table:style-name="ta2">
        <office:forms form:automatic-focus="false" form:apply-design-mode="false"/>
        <table:table-column table:style-name="co65" table:default-cell-style-name="Default"/>
        <table:table-column table:style-name="co66" table:number-columns-repeated="4" table:default-cell-style-name="Default"/>
        <table:table-column table:style-name="co30" table:default-cell-style-name="Default"/>
        <table:table-column table:style-name="co66" table:number-columns-repeated="3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Águeda</text:p>
          </table:table-cell>
          <table:table-cell table:formula="of:=COUNTIF([.A$1:.A$1048576];[.F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guiar da Beira</text:p>
          </table:table-cell>
          <table:table-cell table:formula="of:=COUNTIF([.A$1:.A$1048576];[.F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lcobaça</text:p>
          </table:table-cell>
          <table:table-cell table:formula="of:=COUNTIF([.A$1:.A$1048576];[.F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table:formula="of:=COUNTIF([.A$1:.A$1048576];[.F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eida</text:p>
          </table:table-cell>
          <table:table-cell table:formula="of:=COUNTIF([.A$1:.A$1048576];[.F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table:formula="of:=COUNTIF([.A$1:.A$1048576];[.F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vaiázere</text:p>
          </table:table-cell>
          <table:table-cell table:formula="of:=COUNTIF([.A$1:.A$1048576];[.F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madora</text:p>
          </table:table-cell>
          <table:table-cell table:formula="of:=COUNTIF([.A$1:.A$1048576];[.F1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nadia</text:p>
          </table:table-cell>
          <table:table-cell table:formula="of:=COUNTIF([.A$1:.A$1048576];[.F1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12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ra do Heroísmo</text:p>
          </table:table-cell>
          <table:table-cell table:formula="of:=COUNTIF([.A$1:.A$1048576];[.F13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rcos de Valdevez</text:p>
          </table:table-cell>
          <table:table-cell table:formula="of:=COUNTIF([.A$1:.A$1048576];[.F1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table:formula="of:=COUNTIF([.A$1:.A$1048576];[.F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is</text:p>
          </table:table-cell>
          <table:table-cell table:formula="of:=COUNTIF([.A$1:.A$1048576];[.F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table:formula="of:=COUNTIF([.A$1:.A$1048576];[.F1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rcelos</text:p>
          </table:table-cell>
          <table:table-cell table:formula="of:=COUNTIF([.A$1:.A$1048576];[.F1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eida</text:p>
          </table:table-cell>
          <table:table-cell table:number-columns-repeated="4"/>
          <table:table-cell office:value-type="string" calcext:value-type="string">
            <text:p>Barreiro</text:p>
          </table:table-cell>
          <table:table-cell table:formula="of:=COUNTIF([.A$1:.A$1048576];[.F1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2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2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bo Verde</text:p>
          </table:table-cell>
          <table:table-cell table:formula="of:=COUNTIF([.A$1:.A$1048576];[.F2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table:formula="of:=COUNTIF([.A$1:.A$1048576];[.F2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Cantanhede</text:p>
          </table:table-cell>
          <table:table-cell table:formula="of:=COUNTIF([.A$1:.A$1048576];[.F2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2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2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hamusca</text:p>
          </table:table-cell>
          <table:table-cell table:formula="of:=COUNTIF([.A$1:.A$1048576];[.F2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dia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table:formula="of:=COUNTIF([.A$1:.A$1048576];[.F2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29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table:formula="of:=COUNTIF([.A$1:.A$1048576];[.F3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formula="of:=COUNTIF([.A$1:.A$1048576];[.F3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osende</text:p>
          </table:table-cell>
          <table:table-cell table:formula="of:=COUNTIF([.A$1:.A$1048576];[.F3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arreja</text:p>
          </table:table-cell>
          <table:table-cell table:formula="of:=COUNTIF([.A$1:.A$1048576];[.F3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table:formula="of:=COUNTIF([.A$1:.A$1048576];[.F3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table:formula="of:=COUNTIF([.A$1:.A$1048576];[.F3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table:formula="of:=COUNTIF([.A$1:.A$1048576];[.F3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table:formula="of:=COUNTIF([.A$1:.A$1048576];[.F3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undão</text:p>
          </table:table-cell>
          <table:table-cell table:formula="of:=COUNTIF([.A$1:.A$1048576];[.F3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table:formula="of:=COUNTIF([.A$1:.A$1048576];[.F3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table:formula="of:=COUNTIF([.A$1:.A$1048576];[.F4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table:formula="of:=COUNTIF([.A$1:.A$1048576];[.F4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4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4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Idanha-a-Nova</text:p>
          </table:table-cell>
          <table:table-cell table:formula="of:=COUNTIF([.A$1:.A$1048576];[.F4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lhavo</text:p>
          </table:table-cell>
          <table:table-cell table:formula="of:=COUNTIF([.A$1:.A$1048576];[.F4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ndia</text:p>
          </table:table-cell>
          <table:table-cell table:formula="of:=COUNTIF([.A$1:.A$1048576];[.F4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Lamego</text:p>
          </table:table-cell>
          <table:table-cell table:formula="of:=COUNTIF([.A$1:.A$1048576];[.F4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Leiria</text:p>
          </table:table-cell>
          <table:table-cell table:formula="of:=COUNTIF([.A$1:.A$1048576];[.F48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49]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oulé</text:p>
          </table:table-cell>
          <table:table-cell table:formula="of:=COUNTIF([.A$1:.A$1048576];[.F5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oures</text:p>
          </table:table-cell>
          <table:table-cell table:formula="of:=COUNTIF([.A$1:.A$1048576];[.F5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os de Valdevez</text:p>
          </table:table-cell>
          <table:table-cell table:number-columns-repeated="4"/>
          <table:table-cell office:value-type="string" calcext:value-type="string">
            <text:p>Lourinhã</text:p>
          </table:table-cell>
          <table:table-cell table:formula="of:=COUNTIF([.A$1:.A$1048576];[.F5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iro</text:p>
          </table:table-cell>
          <table:table-cell table:number-columns-repeated="4"/>
          <table:table-cell office:value-type="string" calcext:value-type="string">
            <text:p>Maia</text:p>
          </table:table-cell>
          <table:table-cell table:formula="of:=COUNTIF([.A$1:.A$1048576];[.F53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Mangualde</text:p>
          </table:table-cell>
          <table:table-cell table:formula="of:=COUNTIF([.A$1:.A$1048576];[.F5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ã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5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56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Miranda do Douro</text:p>
          </table:table-cell>
          <table:table-cell table:formula="of:=COUNTIF([.A$1:.A$1048576];[.F5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irandela</text:p>
          </table:table-cell>
          <table:table-cell table:formula="of:=COUNTIF([.A$1:.A$1048576];[.F5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oçambique</text:p>
          </table:table-cell>
          <table:table-cell table:formula="of:=COUNTIF([.A$1:.A$1048576];[.F5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ontalegre</text:p>
          </table:table-cell>
          <table:table-cell table:formula="of:=COUNTIF([.A$1:.A$1048576];[.F6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ontemor-o-Novo</text:p>
          </table:table-cell>
          <table:table-cell table:formula="of:=COUNTIF([.A$1:.A$1048576];[.F6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ontijo</text:p>
          </table:table-cell>
          <table:table-cell table:formula="of:=COUNTIF([.A$1:.A$1048576];[.F6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urtosa</text:p>
          </table:table-cell>
          <table:table-cell table:formula="of:=COUNTIF([.A$1:.A$1048576];[.F6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Nazaré</text:p>
          </table:table-cell>
          <table:table-cell table:formula="of:=COUNTIF([.A$1:.A$1048576];[.F6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6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lhão</text:p>
          </table:table-cell>
          <table:table-cell table:formula="of:=COUNTIF([.A$1:.A$1048576];[.F6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liveira do Hospital</text:p>
          </table:table-cell>
          <table:table-cell table:formula="of:=COUNTIF([.A$1:.A$1048576];[.F6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urém</text:p>
          </table:table-cell>
          <table:table-cell table:formula="of:=COUNTIF([.A$1:.A$1048576];[.F6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Paredes de Coura</text:p>
          </table:table-cell>
          <table:table-cell table:formula="of:=COUNTIF([.A$1:.A$1048576];[.F6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4"/>
          <table:table-cell office:value-type="string" calcext:value-type="string">
            <text:p>Penamacor</text:p>
          </table:table-cell>
          <table:table-cell table:formula="of:=COUNTIF([.A$1:.A$1048576];[.F7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inha</text:p>
          </table:table-cell>
          <table:table-cell table:number-columns-repeated="4"/>
          <table:table-cell office:value-type="string" calcext:value-type="string">
            <text:p>Penedono</text:p>
          </table:table-cell>
          <table:table-cell table:formula="of:=COUNTIF([.A$1:.A$1048576];[.F7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nhede</text:p>
          </table:table-cell>
          <table:table-cell table:number-columns-repeated="4"/>
          <table:table-cell office:value-type="string" calcext:value-type="string">
            <text:p>Penela</text:p>
          </table:table-cell>
          <table:table-cell table:formula="of:=COUNTIF([.A$1:.A$1048576];[.F7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Pombal</text:p>
          </table:table-cell>
          <table:table-cell table:formula="of:=COUNTIF([.A$1:.A$1048576];[.F7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Ponta Delgada</text:p>
          </table:table-cell>
          <table:table-cell table:formula="of:=COUNTIF([.A$1:.A$1048576];[.F74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nte de Sor</text:p>
          </table:table-cell>
          <table:table-cell table:formula="of:=COUNTIF([.A$1:.A$1048576];[.F7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alegre</text:p>
          </table:table-cell>
          <table:table-cell table:formula="of:=COUNTIF([.A$1:.A$1048576];[.F7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77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o de Mós</text:p>
          </table:table-cell>
          <table:table-cell table:formula="of:=COUNTIF([.A$1:.A$1048576];[.F7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usca</text:p>
          </table:table-cell>
          <table:table-cell table:number-columns-repeated="4"/>
          <table:table-cell office:value-type="string" calcext:value-type="string">
            <text:p>Póvoa de Santa Iria</text:p>
          </table:table-cell>
          <table:table-cell table:formula="of:=COUNTIF([.A$1:.A$1048576];[.F7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ves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brosa</text:p>
          </table:table-cell>
          <table:table-cell table:formula="of:=COUNTIF([.A$1:.A$1048576];[.F8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 table:formula="of:=COUNTIF([.A$1:.A$1048576];[.F8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o Tirso</text:p>
          </table:table-cell>
          <table:table-cell table:formula="of:=COUNTIF([.A$1:.A$1048576];[.F8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8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Pesqueira</text:p>
          </table:table-cell>
          <table:table-cell table:formula="of:=COUNTIF([.A$1:.A$1048576];[.F8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a</text:p>
          </table:table-cell>
          <table:table-cell table:formula="of:=COUNTIF([.A$1:.A$1048576];[.F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xal</text:p>
          </table:table-cell>
          <table:table-cell table:formula="of:=COUNTIF([.A$1:.A$1048576];[.F8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simbra</text:p>
          </table:table-cell>
          <table:table-cell table:formula="of:=COUNTIF([.A$1:.A$1048576];[.F8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8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intra</text:p>
          </table:table-cell>
          <table:table-cell table:formula="of:=COUNTIF([.A$1:.A$1048576];[.F9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91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mar</text:p>
          </table:table-cell>
          <table:table-cell table:formula="of:=COUNTIF([.A$1:.A$1048576];[.F9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ndela</text:p>
          </table:table-cell>
          <table:table-cell table:formula="of:=COUNTIF([.A$1:.A$1048576];[.F9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rres Novas</text:p>
          </table:table-cell>
          <table:table-cell table:formula="of:=COUNTIF([.A$1:.A$1048576];[.F9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ana do Castelo</text:p>
          </table:table-cell>
          <table:table-cell table:formula="of:=COUNTIF([.A$1:.A$1048576];[.F9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do Conde</text:p>
          </table:table-cell>
          <table:table-cell table:formula="of:=COUNTIF([.A$1:.A$1048576];[.F9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9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Nova de Gaia</text:p>
          </table:table-cell>
          <table:table-cell table:formula="of:=COUNTIF([.A$1:.A$1048576];[.F9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Verde</text:p>
          </table:table-cell>
          <table:table-cell table:formula="of:=COUNTIF([.A$1:.A$1048576];[.F9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nhais</text:p>
          </table:table-cell>
          <table:table-cell table:formula="of:=COUNTIF([.A$1:.A$1048576];[.F10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10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10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inh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rem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Évo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reira do Alentej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d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gual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ij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t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t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iveira do Hospi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ré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amac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do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e de S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e Santa 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aré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d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ana do Caste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G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Ver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 table:number-rows-repeated="10480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udo_csv_export" table:style-name="ta2">
        <office:forms form:automatic-focus="false" form:apply-design-mode="false"/>
        <table:table-column table:style-name="co67" table:default-cell-style-name="Default"/>
        <table:table-column table:style-name="co66" table:number-columns-repeated="3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concelho</text:p>
          </table:table-cell>
          <table:table-cell office:value-type="string" calcext:value-type="string">
            <text:p>q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Águed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uiar da Beir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ndro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ergaria-a-Velh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f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ácer do S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anen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obaç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oche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outi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enqu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fândega da Fé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jó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jezu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justr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eiri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odôv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iarç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er do Ch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vi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ran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i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ani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am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ouc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iol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nch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uda dos Vinh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mbuj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anc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eir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alh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j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mon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aven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barr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b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ic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ganç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eceiras de Bas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dav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das da Rainh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he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âmara de Lob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o Mai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azeda de Ansiã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egal do S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tax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anheira de Pê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elo Branc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elo de Pai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elo de Vi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o Dair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o Mari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o Ver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orico da B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orico de Bas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fã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eixa-a-No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ânci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uch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v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v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oncamen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send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f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gueir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eira do Alentej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eira do Zêzer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a da Fo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a de Castelo Rodrig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eiró dos Vinh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nos de Algod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ixo de Espada à Cin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h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vi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ói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doma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vei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ândo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lhav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o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jes das Flo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jes do Pic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boa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sã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sad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ç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do de Cavaleir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c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alen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f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teig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o de Canaves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ha Grand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v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osinho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lhad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êd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gaç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rto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ão Fri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 do Corv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 do Dour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gadou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imenta da B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i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ç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chiqu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im de Bas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for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mor-o-Velh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tágu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r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ç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s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des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Óbid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em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vel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e Azeméi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e Frad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o Bair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 do 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iqu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ços de Ferr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me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mpilhosa da Ser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d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des de Cour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drógão Gran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co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fi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lva do Castel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do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ich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o da Régu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h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ba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a Delgad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a do So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a Barc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e Lim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te de Sô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im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de Mó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Moniz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San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Lanhos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voa de Varzim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oaç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ia da Vitóri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ença-a-No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ond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engos de Monsaraz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n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ira Bra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ira de Pen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ira Grand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o Mai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ug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vaterra de Mag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omba D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 da Gracios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Cruz das Flo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Maria da F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 Marta de Penagui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n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iago do Cacé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 Tirso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Brás de Alport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Madeira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João da Pesquei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Pedro do Su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Roque do Pic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ão Vicen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o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át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nancelh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p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tã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úbal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r do Voug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ral de Monte Agraç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e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uaç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ouc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v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as de Bour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de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 de Moncorv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 Nova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 Vedr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cos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f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g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 de Camb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ç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ng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ço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l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das Nova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na do Alentej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na do Castel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igu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ira do Minh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e Rei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Bisp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Cond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do Port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Fl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Franca de Xi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Franca do Camp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a Barquinh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Cerveir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Famalicã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Foz Cô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Ga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Paiv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Nova de Poia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Pouca de Aguia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Re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Real de Santo Antóni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elha de Ródã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er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a Viços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mios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hai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eu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ze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zel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o Verde</text:p>
          </table:table-cell>
          <table:table-cell table:formula="of:=COUNTIF([.A$1:.A$1048576];[.A3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é-Bissau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ndi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0482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_do_psd" table:style-name="ta2">
        <office:forms form:automatic-focus="false" form:apply-design-mode="false"/>
        <table:table-column table:style-name="co70" table:default-cell-style-name="Default"/>
        <table:table-column table:style-name="co66" table:number-columns-repeated="4" table:default-cell-style-name="Default"/>
        <table:table-column table:style-name="co71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guiar da Beira</text:p>
          </table:table-cell>
          <table:table-cell table:formula="of:=COUNTIF([.A$1:.A$1048576];[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Alvaiázere</text:p>
          </table:table-cell>
          <table:table-cell table:formula="of:=COUNTIF([.A$1:.A$1048576];[.F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Amadora</text:p>
          </table:table-cell>
          <table:table-cell table:formula="of:=COUNTIF([.A$1:.A$1048576];[.F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Anadia</text:p>
          </table:table-cell>
          <table:table-cell table:formula="of:=COUNTIF([.A$1:.A$1048576];[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Angra do Heroísmo</text:p>
          </table:table-cell>
          <table:table-cell table:formula="of:=COUNTIF([.A$1:.A$1048576];[.F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Barcelos</text:p>
          </table:table-cell>
          <table:table-cell table:formula="of:=COUNTIF([.A$1:.A$1048576];[.F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table:formula="of:=COUNTIF([.A$1:.A$1048576];[.F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formula="of:=COUNTIF([.A$1:.A$1048576];[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osende</text:p>
          </table:table-cell>
          <table:table-cell table:formula="of:=COUNTIF([.A$1:.A$1048576];[.F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arreja</text:p>
          </table:table-cell>
          <table:table-cell table:formula="of:=COUNTIF([.A$1:.A$1048576];[.F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table:formula="of:=COUNTIF([.A$1:.A$1048576];[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table:formula="of:=COUNTIF([.A$1:.A$1048576];[.F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table:formula="of:=COUNTIF([.A$1:.A$1048576];[.F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table:formula="of:=COUNTIF([.A$1:.A$1048576];[.F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Ílhavo</text:p>
          </table:table-cell>
          <table:table-cell table:formula="of:=COUNTIF([.A$1:.A$1048576];[.F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Lamego</text:p>
          </table:table-cell>
          <table:table-cell table:formula="of:=COUNTIF([.A$1:.A$1048576];[.F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eiria</text:p>
          </table:table-cell>
          <table:table-cell table:formula="of:=COUNTIF([.A$1:.A$1048576];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28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oulé</text:p>
          </table:table-cell>
          <table:table-cell table:formula="of:=COUNTIF([.A$1:.A$1048576];[.F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oures</text:p>
          </table:table-cell>
          <table:table-cell table:formula="of:=COUNTIF([.A$1:.A$1048576];[.F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Mangualde</text:p>
          </table:table-cell>
          <table:table-cell table:formula="of:=COUNTIF([.A$1:.A$1048576];[.F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irandela</text:p>
          </table:table-cell>
          <table:table-cell table:formula="of:=COUNTIF([.A$1:.A$1048576];[.F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ontalegre</text:p>
          </table:table-cell>
          <table:table-cell table:formula="of:=COUNTIF([.A$1:.A$1048576];[.F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Nazaré</text:p>
          </table:table-cell>
          <table:table-cell table:formula="of:=COUNTIF([.A$1:.A$1048576];[.F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edono</text:p>
          </table:table-cell>
          <table:table-cell table:formula="of:=COUNTIF([.A$1:.A$1048576];[.F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3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 table:formula="of:=COUNTIF([.A$1:.A$1048576];[.F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o Tirso</text:p>
          </table:table-cell>
          <table:table-cell table:formula="of:=COUNTIF([.A$1:.A$1048576];[.F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xal</text:p>
          </table:table-cell>
          <table:table-cell table:formula="of:=COUNTIF([.A$1:.A$1048576];[.F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omar</text:p>
          </table:table-cell>
          <table:table-cell table:formula="of:=COUNTIF([.A$1:.A$1048576];[.F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ondela</text:p>
          </table:table-cell>
          <table:table-cell table:formula="of:=COUNTIF([.A$1:.A$1048576];[.F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table:number-columns-repeated="4"/>
          <table:table-cell office:value-type="string" calcext:value-type="string">
            <text:p>Vila Nova de Gaia</text:p>
          </table:table-cell>
          <table:table-cell table:formula="of:=COUNTIF([.A$1:.A$1048576];[.F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Vila Verde</text:p>
          </table:table-cell>
          <table:table-cell table:formula="of:=COUNTIF([.A$1:.A$1048576];[.F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5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5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rem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reira do Alente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gual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nd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edo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ré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d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G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Ve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table:number-columns-repeated="7"/>
        </table:table-row>
      </table:table>
      <table:table table:name="so_do_ps" table:style-name="ta2">
        <table:table-column table:style-name="co72" table:default-cell-style-name="Default"/>
        <table:table-column table:style-name="co66" table:number-columns-repeated="4" table:default-cell-style-name="Default"/>
        <table:table-column table:style-name="co73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Águeda</text:p>
          </table:table-cell>
          <table:table-cell table:formula="of:=COUNTIF([.A$1:.A$1048576];[.F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cobaça</text:p>
          </table:table-cell>
          <table:table-cell table:formula="of:=COUNTIF([.A$1:.A$1048576];[.F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table:formula="of:=COUNTIF([.A$1:.A$1048576];[.F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lmeida</text:p>
          </table:table-cell>
          <table:table-cell table:formula="of:=COUNTIF([.A$1:.A$1048576];[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table:formula="of:=COUNTIF([.A$1:.A$1048576];[.F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rcos de Valdevez</text:p>
          </table:table-cell>
          <table:table-cell table:formula="of:=COUNTIF([.A$1:.A$1048576];[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table:formula="of:=COUNTIF([.A$1:.A$1048576];[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is</text:p>
          </table:table-cell>
          <table:table-cell table:formula="of:=COUNTIF([.A$1:.A$1048576];[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table:formula="of:=COUNTIF([.A$1:.A$1048576];[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rreiro</text:p>
          </table:table-cell>
          <table:table-cell table:formula="of:=COUNTIF([.A$1:.A$1048576];[.F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bo Verde</text:p>
          </table:table-cell>
          <table:table-cell table:formula="of:=COUNTIF([.A$1:.A$1048576];[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table:formula="of:=COUNTIF([.A$1:.A$1048576];[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ntanhede</text:p>
          </table:table-cell>
          <table:table-cell table:formula="of:=COUNTIF([.A$1:.A$1048576];[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hamusca</text:p>
          </table:table-cell>
          <table:table-cell table:formula="of:=COUNTIF([.A$1:.A$1048576];[.F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table:formula="of:=COUNTIF([.A$1:.A$1048576];[.F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2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table:formula="of:=COUNTIF([.A$1:.A$1048576];[.F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ndia</text:p>
          </table:table-cell>
          <table:table-cell table:formula="of:=COUNTIF([.A$1:.A$1048576];[.F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table:formula="of:=COUNTIF([.A$1:.A$1048576];[.F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table:formula="of:=COUNTIF([.A$1:.A$1048576];[.F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Idanha-a-Nova</text:p>
          </table:table-cell>
          <table:table-cell table:formula="of:=COUNTIF([.A$1:.A$1048576];[.F3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32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Lourinhã</text:p>
          </table:table-cell>
          <table:table-cell table:formula="of:=COUNTIF([.A$1:.A$1048576];[.F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aia</text:p>
          </table:table-cell>
          <table:table-cell table:formula="of:=COUNTIF([.A$1:.A$1048576];[.F3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3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Miranda do Douro</text:p>
          </table:table-cell>
          <table:table-cell table:formula="of:=COUNTIF([.A$1:.A$1048576];[.F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4"/>
          <table:table-cell office:value-type="string" calcext:value-type="string">
            <text:p>Moçambique</text:p>
          </table:table-cell>
          <table:table-cell table:formula="of:=COUNTIF([.A$1:.A$1048576];[.F3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number-columns-repeated="4"/>
          <table:table-cell office:value-type="string" calcext:value-type="string">
            <text:p>Montemor-o-Novo</text:p>
          </table:table-cell>
          <table:table-cell table:formula="of:=COUNTIF([.A$1:.A$1048576];[.F3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number-columns-repeated="4"/>
          <table:table-cell office:value-type="string" calcext:value-type="string">
            <text:p>Montijo</text:p>
          </table:table-cell>
          <table:table-cell table:formula="of:=COUNTIF([.A$1:.A$1048576];[.F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4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Olhão</text:p>
          </table:table-cell>
          <table:table-cell table:formula="of:=COUNTIF([.A$1:.A$1048576];[.F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table:number-columns-repeated="4"/>
          <table:table-cell office:value-type="string" calcext:value-type="string">
            <text:p>Oliveira do Hospital</text:p>
          </table:table-cell>
          <table:table-cell table:formula="of:=COUNTIF([.A$1:.A$1048576];[.F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table:number-columns-repeated="4"/>
          <table:table-cell office:value-type="string" calcext:value-type="string">
            <text:p>Paredes de Coura</text:p>
          </table:table-cell>
          <table:table-cell table:formula="of:=COUNTIF([.A$1:.A$1048576];[.F4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amacor</text:p>
          </table:table-cell>
          <table:table-cell table:formula="of:=COUNTIF([.A$1:.A$1048576];[.F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ela</text:p>
          </table:table-cell>
          <table:table-cell table:formula="of:=COUNTIF([.A$1:.A$1048576];[.F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mbal</text:p>
          </table:table-cell>
          <table:table-cell table:formula="of:=COUNTIF([.A$1:.A$1048576];[.F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nta Delgada</text:p>
          </table:table-cell>
          <table:table-cell table:formula="of:=COUNTIF([.A$1:.A$1048576];[.F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nte de Sor</text:p>
          </table:table-cell>
          <table:table-cell table:formula="of:=COUNTIF([.A$1:.A$1048576];[.F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alegre</text:p>
          </table:table-cell>
          <table:table-cell table:formula="of:=COUNTIF([.A$1:.A$1048576];[.F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5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 de Mós</text:p>
          </table:table-cell>
          <table:table-cell table:formula="of:=COUNTIF([.A$1:.A$1048576];[.F5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5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brosa</text:p>
          </table:table-cell>
          <table:table-cell table:formula="of:=COUNTIF([.A$1:.A$1048576];[.F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Pesqueira</text:p>
          </table:table-cell>
          <table:table-cell table:formula="of:=COUNTIF([.A$1:.A$1048576];[.F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a</text:p>
          </table:table-cell>
          <table:table-cell table:formula="of:=COUNTIF([.A$1:.A$1048576];[.F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simbra</text:p>
          </table:table-cell>
          <table:table-cell table:formula="of:=COUNTIF([.A$1:.A$1048576];[.F5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5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4"/>
          <table:table-cell office:value-type="string" calcext:value-type="string">
            <text:p>Sintra</text:p>
          </table:table-cell>
          <table:table-cell table:formula="of:=COUNTIF([.A$1:.A$1048576];[.F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4"/>
          <table:table-cell office:value-type="string" calcext:value-type="string">
            <text:p>Torres Novas</text:p>
          </table:table-cell>
          <table:table-cell table:formula="of:=COUNTIF([.A$1:.A$1048576];[.F6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4"/>
          <table:table-cell office:value-type="string" calcext:value-type="string">
            <text:p>Viana do Castelo</text:p>
          </table:table-cell>
          <table:table-cell table:formula="of:=COUNTIF([.A$1:.A$1048576];[.F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Vila do Conde</text:p>
          </table:table-cell>
          <table:table-cell table:formula="of:=COUNTIF([.A$1:.A$1048576];[.F6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Vinhais</text:p>
          </table:table-cell>
          <table:table-cell table:formula="of:=COUNTIF([.A$1:.A$1048576];[.F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i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iveira do Hospi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amac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te de 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ana do Caste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tudo.J1:tudo.J534" table:contains-header="false"/>
        <table:database-range table:name="__Anonymous_Sheet_DB__2" table:target-range-address="tudo_csv_export.A1:tudo_csv_export.B31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so_do_psd.A1:so_do_psd.A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o_do_ps.A1:so_do_ps.A2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number number:decimal-places="0" number:min-decimal-places="0" number:min-integer-digits="1" number:grouping="true"/>
      <number:text>   </number:text>
    </number:number-style>
    <number:number-style style:name="N15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7P0"/>
    </number:number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7"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55">
      <number:hours/>
      <number:text>:</number:text>
      <number:minutes number:style="long"/>
    </number:time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time-style style:name="N15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olha1" style:display-name="PageStyle_Folh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meta:creation-date>2024-02-11T19:06:29</meta:creation-date>
    <dc:date>2024-08-01T19:08:05.498710271</dc:date>
    <meta:generator>LibreOffice/7.3.7.2$Linux_X86_64 LibreOffice_project/30$Build-2</meta:generator>
    <meta:editing-duration>PT5H42M24S</meta:editing-duration>
    <meta:editing-cycles>79</meta:editing-cycles>
    <dc:creator>Nelson Gonçalves</dc:creator>
    <meta:document-statistic meta:table-count="5" meta:cell-count="3653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